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介面 ：模仿line</text:p>
      <text:list xml:id="list5701766407317962625" text:style-name="L1">
        <text:list-item>
          <text:p text:style-name="P1">好友列表 (先有名字即可)</text:p>
        </text:list-item>
        <text:list-item>
          <text:p text:style-name="P1">加好友</text:p>
        </text:list-item>
        <text:list-item>
          <text:p text:style-name="P1">註冊介面（id 密碼）</text:p>
        </text:list-item>
        <text:list-item>
          <text:p text:style-name="P1">聊天 ID + 內容</text:p>
        </text:list-item>
      </text:list>
      <text:p text:style-name="Standard"/>
      <text:p text:style-name="Standard">ＡＰＩ </text:p>
      <text:list xml:id="list1540368031246867616" text:style-name="L2">
        <text:list-item>
          <text:p text:style-name="P2">account/login (POST) id pw</text:p>
        </text:list-item>
        <text:list-item>
          <text:p text:style-name="P2">account/register (POST) id pw</text:p>
        </text:list-item>
        <text:list-item>
          <text:p text:style-name="P2">friend/add/id (POST) {status : true, false}</text:p>
        </text:list-item>
        <text:list-item>
          <text:p text:style-name="P2">friend/list (GET) { friend : {id} }</text:p>
        </text:list-item>
        <text:list-item>
          <text:p text:style-name="P2">chat/id (GET) { chat : {content, time}}</text:p>
        </text:list-item>
        <text:list-item>
          <text:p text:style-name="P2">chat/id (POST) content <text:s/>{status : true, false}</text:p>
        </text:list-item>
      </text:list>
      <text:p text:style-name="Standard"/>
      <text:p text:style-name="Standard"/>
      <text:p text:style-name="Standard">DB</text:p>
      <text:p text:style-name="Standard"><text:tab/>friend : ID(GUID) userID(int) friendID(int)</text:p>
      <text:p text:style-name="Standard"><text:tab/>chat : ID(GUID) senderID(int) receiverID(int) content(String) date </text:p>
      <text:p text:style-name="Standard"><text:tab/><text:tab/></text:p>
      <text:p text:style-name="Standard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TW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ncent </meta:initial-creator>
    <meta:creation-date>2015-10-14T21:07:44</meta:creation-date>
    <dc:date>2015-10-14T22:09:30</dc:date>
    <dc:creator>Vincent </dc:creator>
    <meta:editing-duration>PT16M5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17" meta:word-count="97" meta:character-count="407"/>
  </office:meta>
</office:document-meta>
</file>